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b171" officeooo:paragraph-rsid="0008b171"/>
    </style:style>
    <style:style style:name="P2" style:family="paragraph" style:parent-style-name="Standard">
      <style:paragraph-properties fo:text-align="start" style:justify-single-word="false"/>
      <style:text-properties officeooo:rsid="0008b171" officeooo:paragraph-rsid="0008b171"/>
    </style:style>
    <style:style style:name="P3" style:family="paragraph" style:parent-style-name="Standard">
      <style:paragraph-properties fo:text-align="start" style:justify-single-word="false"/>
      <style:text-properties officeooo:rsid="0008b171" officeooo:paragraph-rsid="0009c6dc"/>
    </style:style>
    <style:style style:name="P4" style:family="paragraph" style:parent-style-name="Standard">
      <style:paragraph-properties fo:text-align="start" style:justify-single-word="false"/>
      <style:text-properties officeooo:rsid="0009c6dc" officeooo:paragraph-rsid="0009c6dc"/>
    </style:style>
    <style:style style:name="P5" style:family="paragraph" style:parent-style-name="Standard">
      <style:paragraph-properties fo:text-align="start" style:justify-single-word="false"/>
      <style:text-properties officeooo:rsid="000a81ad" officeooo:paragraph-rsid="000a81ad"/>
    </style:style>
    <style:style style:name="P6" style:family="paragraph" style:parent-style-name="Standard">
      <style:paragraph-properties fo:text-align="start" style:justify-single-word="false"/>
      <style:text-properties fo:color="#ff3333" officeooo:rsid="0008b171" officeooo:paragraph-rsid="0008b171"/>
    </style:style>
    <style:style style:name="P7" style:family="paragraph" style:parent-style-name="Standard">
      <style:paragraph-properties fo:text-align="start" style:justify-single-word="false"/>
      <style:text-properties officeooo:rsid="000e1034" officeooo:paragraph-rsid="000e1034"/>
    </style:style>
    <style:style style:name="P8" style:family="paragraph" style:parent-style-name="Standard">
      <style:paragraph-properties fo:text-align="start" style:justify-single-word="false"/>
      <style:text-properties officeooo:rsid="000eda79" officeooo:paragraph-rsid="000eda79"/>
    </style:style>
    <style:style style:name="P9" style:family="paragraph" style:parent-style-name="Standard">
      <style:paragraph-properties fo:text-align="start" style:justify-single-word="false"/>
      <style:text-properties officeooo:rsid="000eda79" officeooo:paragraph-rsid="0012a3be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eda79" officeooo:paragraph-rsid="000eda7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2a3be" officeooo:paragraph-rsid="0012a3b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a81ad" officeooo:paragraph-rsid="000a81a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8b171" officeooo:paragraph-rsid="0008b17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9c6dc" officeooo:paragraph-rsid="0009c6dc" style:font-weight-asian="bold" style:font-weight-complex="bold"/>
    </style:style>
    <style:style style:name="T1" style:family="text">
      <style:text-properties officeooo:rsid="0009c6dc"/>
    </style:style>
    <style:style style:name="T2" style:family="text">
      <style:text-properties officeooo:rsid="0009f194"/>
    </style:style>
    <style:style style:name="T3" style:family="text">
      <style:text-properties officeooo:rsid="000b99bb"/>
    </style:style>
    <style:style style:name="T4" style:family="text">
      <style:text-properties officeooo:rsid="000e1034"/>
    </style:style>
    <style:style style:name="T5" style:family="text">
      <style:text-properties officeooo:rsid="00108017"/>
    </style:style>
    <style:style style:name="T6" style:family="text">
      <style:text-properties officeooo:rsid="001207cb"/>
    </style:style>
    <style:style style:name="T7" style:family="text">
      <style:text-properties officeooo:rsid="0012a3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ssier d'analyse Projet Grand Angle</text:p>
      <text:p text:style-name="P1"/>
      <text:p text:style-name="P1"/>
      <text:p text:style-name="P2">1/ Regles de gestion</text:p>
      <text:p text:style-name="P2"/>
      <text:p text:style-name="P13">a/ Utilisateurs </text:p>
      <text:p text:style-name="P2">- 1 utilisateur est definit par 1 seul type d'utilisateur</text:p>
      <text:p text:style-name="P2">- 1 type d'utilisateur peut definir plusieurs utilisateurs</text:p>
      <text:p text:style-name="P2"/>
      <text:p text:style-name="P13">b/Oeuvres</text:p>
      <text:p text:style-name="P2">- 1 œuvre est definit par 1 seul type d'oeuvre</text:p>
      <text:p text:style-name="P2">- 1 type d'oeuvre peut definir plusieurs œuvres</text:p>
      <text:p text:style-name="P2"/>
      <text:p text:style-name="P2">-1 œuvre peut avoir plusieurs donnees enrichie</text:p>
      <text:p text:style-name="P2">- 1 donnee enrichie concerne 1 seule œuvre</text:p>
      <text:p text:style-name="P2"/>
      <text:p text:style-name="P2">-<text:span text:style-name="T1">1 œuvre peut etre gérée par 1 seul collectif</text:span></text:p>
      <text:p text:style-name="P2">-<text:span text:style-name="T1">1 collectif peut gerer plusieurs oeuvres</text:span></text:p>
      <text:p text:style-name="P2"/>
      <text:p text:style-name="P3">-1 œuvre est produite par 1 seul artiste</text:p>
      <text:p text:style-name="P3">-1 artiste peut produire plusieurs œuvres</text:p>
      <text:p text:style-name="P2"/>
      <text:p text:style-name="P14">c/données plus</text:p>
      <text:p text:style-name="P3">-1 donnée enreichie est defninit par 1 seul type de donnée</text:p>
      <text:p text:style-name="P3">- 1 type de donnée enrichie peut definir plusieurs donnnées</text:p>
      <text:p text:style-name="P2"/>
      <text:p text:style-name="P14">d/ Artistes</text:p>
      <text:p text:style-name="P4">- 1 artiste peut appartenir a 0 ou plusiers collectifs</text:p>
      <text:p text:style-name="P4">- 1 collectif peut contenir 1 ou plusieurs artistes</text:p>
      <text:p text:style-name="P2"/>
      <text:p text:style-name="P13"><text:span text:style-name="T1">e</text:span>/ exp<text:span text:style-name="T2">o</text:span></text:p>
      <text:p text:style-name="P2">-1 œuvre <text:span text:style-name="T6">rempli </text:span>1 ou plusieurs expo</text:p>
      <text:p text:style-name="P2">-1expo peut <text:span text:style-name="T6">etre remplie par</text:span> 1 ou plusieurs œuvre</text:p>
      <text:p text:style-name="P2"/>
      <text:p text:style-name="P7">Abandonné :</text:p>
      <text:p text:style-name="P6"><text:span text:style-name="T4">|</text:span>-<text:span text:style-name="T1">1 expo est definit par 1 <text:s/>type d'expo</text:span></text:p>
      <text:p text:style-name="P6"><text:span text:style-name="T4">|</text:span>-<text:span text:style-name="T1">1 type d'expo peut definir plusieurs expo</text:span></text:p>
      <text:p text:style-name="P2"/>
      <text:p text:style-name="P12">f/Messages Interne</text:p>
      <text:p text:style-name="P5"/>
      <text:p text:style-name="P5">-1 message est emis par 1 seul utilisateurs</text:p>
      <text:p text:style-name="P5">-1 utillisateur peur emmettre plusieurs messages</text:p>
      <text:p text:style-name="P5"/>
      <text:p text:style-name="P5">-1 message concerne 1 seul œuvre ou 1 seule expo ou 1 seule artiste ou 1 seul collectifs</text:p>
      <text:p text:style-name="P5">-<text:span text:style-name="T3">1 collectif ou 1 œuvre ou 1 expo ou 1 artiste peut etre concerné par plusieurs messages</text:span></text:p>
      <text:p text:style-name="P5"/>
      <text:p text:style-name="P11">g/langues</text:p>
      <text:p text:style-name="P9">-<text:span text:style-name="T7">1 langue est affectée a 0 ou plusieurs exposition</text:span></text:p>
      <text:p text:style-name="P9">-<text:span text:style-name="T7">1 expo peut se voir affecter <text:s/>0 ou plusieurs langues</text:span></text:p>
      <text:p text:style-name="P5"/>
      <text:p text:style-name="P5"/>
      <text:p text:style-name="P5"/>
      <text:p text:style-name="P5"><text:soft-page-break/></text:p>
      <text:p text:style-name="P10"><text:span text:style-name="T7">h</text:span>/Traductions</text:p>
      <text:p text:style-name="P8">-1 traduction est affectée pour 1 seule langue</text:p>
      <text:p text:style-name="P8">-1 langue peut affecter plusieurs traductions</text:p>
      <text:p text:style-name="P8"><text:s/></text:p>
      <text:p text:style-name="P8">-1 traduction est <text:span text:style-name="T5">contenue</text:span> pour 1 seule œuvre ou 1 seule exposition ou 1 seul collectif ou 1 seul artistes</text:p>
      <text:p text:style-name="P8">-1 artiste ou 1 œuvre ou 1 expo ou 1 collectif <text:span text:style-name="T5">contient</text:span> 0 ou plusieurs tradu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0:59:09.481985628</meta:creation-date>
    <dc:date>2017-12-08T16:09:37.593103869</dc:date>
    <meta:editing-duration>PT4H55M12S</meta:editing-duration>
    <meta:editing-cycles>12</meta:editing-cycles>
    <meta:generator>LibreOffice/4.3.3.2$Linux_X86_64 LibreOffice_project/430m0$Build-2</meta:generator>
    <meta:document-statistic meta:table-count="0" meta:image-count="0" meta:object-count="0" meta:page-count="2" meta:paragraph-count="40" meta:word-count="293" meta:character-count="1666" meta:non-whitespace-character-count="1408"/>
  </office:meta>
</office:document-meta>
</file>